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3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38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39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0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43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46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47" style:family="paragraph" style:parent-style-name="Standard">
      <style:paragraph-properties fo:line-height="150%" fo:text-align="justify" style:justify-single-word="false" style:writing-mode="lr-tb"/>
    </style:style>
    <style:style style:name="P48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49" style:family="paragraph" style:parent-style-name="Bibliography_20_1">
      <style:paragraph-properties fo:line-height="115%"/>
      <style:text-properties officeooo:paragraph-rsid="002d2659"/>
    </style:style>
    <style:style style:name="P50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1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52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5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5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3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8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9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0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1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25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26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7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8" style:family="text">
      <style:text-properties style:font-name="Arial" fo:font-size="12pt" fo:font-weight="bold" officeooo:rsid="0038c8aa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29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0" style:family="text">
      <style:text-properties style:font-name="Arial" fo:font-size="12pt" fo:font-weight="bold" officeooo:rsid="002bdb4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1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2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3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34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35" style:family="text">
      <style:text-properties style:font-name="Arial" fo:font-weight="bold" style:language-asian="en" style:country-asian="US" style:font-weight-asian="bold" style:font-name-complex="Arial3" style:language-complex="ar" style:country-complex="SA"/>
    </style:style>
    <style:style style:name="T36" style:family="text">
      <style:text-properties style:font-name="Arial" style:language-asian="en" style:country-asian="US" style:font-name-complex="Arial3" style:language-complex="ar" style:country-complex="SA"/>
    </style:style>
    <style:style style:name="T37" style:family="text">
      <style:text-properties style:font-name="Arial" officeooo:rsid="00353171" style:language-asian="en" style:country-asian="US" style:font-name-complex="Arial3" style:language-complex="ar" style:country-complex="SA"/>
    </style:style>
    <style:style style:name="T38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40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41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42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43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4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5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6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47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8" style:family="text">
      <style:text-properties officeooo:rsid="0024cff8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officeooo:rsid="0025c4d3" style:font-weight-asian="bold"/>
    </style:style>
    <style:style style:name="T51" style:family="text">
      <style:text-properties fo:font-weight="bold" officeooo:rsid="00275b99" style:font-weight-asian="bold"/>
    </style:style>
    <style:style style:name="T52" style:family="text">
      <style:text-properties fo:font-weight="bold" officeooo:rsid="00330e12" style:font-weight-asian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5c4d3" style:font-weight-asian="normal" style:font-weight-complex="normal"/>
    </style:style>
    <style:style style:name="T55" style:family="text">
      <style:text-properties officeooo:rsid="002518ac"/>
    </style:style>
    <style:style style:name="T56" style:family="text">
      <style:text-properties officeooo:rsid="0025c4d3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59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60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61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62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63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4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65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66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6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69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0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1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2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3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4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5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76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77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78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79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80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81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82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83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84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85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86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87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88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89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90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91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92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93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94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95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96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97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98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99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00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01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02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03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04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05" style:family="text">
      <style:text-properties officeooo:rsid="00330e12"/>
    </style:style>
    <style:style style:name="T106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07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08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09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10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11" style:family="text">
      <style:text-properties officeooo:rsid="0033bdf9"/>
    </style:style>
    <style:style style:name="T112" style:family="text">
      <style:text-properties officeooo:rsid="00353171"/>
    </style:style>
    <style:style style:name="T113" style:family="text">
      <style:text-properties officeooo:rsid="003a3ee6"/>
    </style:style>
    <style:style style:name="T114" style:family="text">
      <style:text-properties officeooo:rsid="003bc4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STITUTO FEDERAL DE EDUCAÇÃO, CIÊNCIA E </text:p>
      <text:p text:style-name="P14">TECNOLOGIA DE SÃO PAULO</text:p>
      <text:p text:style-name="P11">CÂMPU<text:span text:style-name="T48">S VOTUPORANGA</text:span></text:p>
      <text:p text:style-name="P41"/>
      <text:p text:style-name="P41"/>
      <text:p text:style-name="P41"/>
      <text:p text:style-name="P41"/>
      <text:p text:style-name="P41"/>
      <text:p text:style-name="P12">MARIANA DE ALMEIDA RODRIGUES</text:p>
      <text:p text:style-name="P41"/>
      <text:p text:style-name="P41"/>
      <text:p text:style-name="P42"/>
      <text:p text:style-name="P13">BOAS PRÁTICAS DE PROGRAMAÇÃO NO DESENVOLVIMENTO DE APLICAÇÕES WEB</text:p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">VOTUPORANGA</text:p>
      <text:p text:style-name="P5">2020</text:p>
      <text:p text:style-name="P16">Mariana de Almeida Rodrigu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BOAS PRÁTICAS DE PROGRAMAÇÃO NO DESENVOLVIMENTO DE APLICAÇÕES WEB </text:p>
      <text:p text:style-name="P7"/>
      <text:p text:style-name="P7"/>
      <text:p text:style-name="P43">Trabalho de Conclusão de Curso apresentado como exigência parcial para obtenção do diploma do curso T<text:span text:style-name="T55">e</text:span>cnólogo e<text:span text:style-name="T48">m Informática</text:span> no Instituto Federal de Educação, Ciência e Tecnologia de São Paulo, Câmpus <text:span text:style-name="T48">Votuporanga</text:span>.</text:p>
      <text:p text:style-name="P8"/>
      <text:p text:style-name="P40">Professor Orientador: <text:span text:style-name="T48">Ubiratan Zakaib do Nascimento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otuporanga</text:p>
      <text:p text:style-name="P10">2020</text:p>
      <text:p text:style-name="P34">LISTA DE S<text:span text:style-name="T55">IGLAS</text:span></text:p>
      <text:p text:style-name="P18"/>
      <text:p text:style-name="P32"><text:span text:style-name="T12">PHP - </text:span><text:span text:style-name="T65">PHP: Hypertext Preprocessor </text:span></text:p>
      <text:p text:style-name="P32"><text:span text:style-name="T66">SQL - </text:span><text:span text:style-name="T65">Structured Query Language</text:span></text:p>
      <text:p text:style-name="P32"><text:span text:style-name="T66">URL - </text:span><text:span text:style-name="T65">Uniform Resource Locator</text:span></text:p>
      <text:p text:style-name="P25"/>
      <text:p text:style-name="P29"/>
      <text:p text:style-name="P15"><text:span text:style-name="T33">SUMÁRIO</text:span><text:span text:style-name="T34"> </text:span></text:p>
      <text:p text:style-name="P3"><text:span text:style-name="T35">1<text:tab/>INTRODUÇÃO…………………………………………………………………</text:span><text:span text:style-name="T36">1</text:span><text:span text:style-name="T37">5</text:span></text:p>
      <text:p text:style-name="P30"><text:span text:style-name="T30">1.</text:span><text:span text:style-name="T26">2<text:tab/>OBJETIVOS……………………………………………………………………<text:tab/></text:span><text:span text:style-name="T24">1</text:span><text:span text:style-name="T25">5</text:span></text:p>
      <text:p text:style-name="P30"><text:span text:style-name="T32">1.</text:span><text:span text:style-name="T31">2.1<text:tab/>OBJETIVOS GERAIS…………………………………………………………<text:tab/></text:span><text:span text:style-name="T24">1</text:span><text:span text:style-name="T25">5</text:span></text:p>
      <text:p text:style-name="P30"><text:span text:style-name="T32">1.</text:span><text:span text:style-name="T31">2.2<text:tab/>OBJETIVOS ESPECÍFICOS…………………………………………………<text:tab/></text:span><text:span text:style-name="T24">1</text:span><text:span text:style-name="T25">5</text:span></text:p>
      <text:p text:style-name="P30"><text:span text:style-name="T32">1.3</text:span><text:span text:style-name="T31"> <text:tab/></text:span><text:span text:style-name="T32">JUSTIFICATIVA</text:span><text:span text:style-name="T31">……………………………………………………………….<text:tab/></text:span><text:span text:style-name="T24">15</text:span></text:p>
      <text:p text:style-name="P31"><text:span text:style-name="T30">1.4</text:span><text:span text:style-name="T26"><text:tab/>REFERENCIAL TEÓRICO…………………………………………………...<text:tab/></text:span><text:span text:style-name="T24">1</text:span><text:span text:style-name="T25">6</text:span></text:p>
      <text:p text:style-name="P30"><text:span text:style-name="T24"><text:tab/></text:span><text:span text:style-name="T27">REFERÊNCIAS………………………………………………………………..<text:tab/></text:span><text:span text:style-name="T29">19</text:span></text:p>
      <text:p text:style-name="P50">1 INTRODUÇÃO</text:p>
      <text:p text:style-name="P27"/>
      <text:p text:style-name="P27"><text:tab/>O projeto tem a finalidade de mostrar formas de deixar o desenvolvimento, neste caso destinado à <text:span text:style-name="T57">web</text:span>, mais seguro, mitigando ao máximo, as possíveis falhas ou ataques. Para o norteamento dos principais problemas de segurança, foi usado o OWASP <text:span text:style-name="T56">(</text:span>Projeto Aberto de Segurança em Aplicações Web), que visa demonstrar as maiores falhas do ano e listá-las em tópicos, entre outras coisas como documentos, artigos, ferramentas do ramo <text:span text:style-name="T114">(</text:span>OWASP, 2020).</text:p>
      <text:p text:style-name="P28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26"/>
      <text:p text:style-name="P44"><text:span text:style-name="T50"><text:tab/></text:span><text:span text:style-name="T51">1.</text:span><text:span text:style-name="T50">2 OBJETIVO GERAL</text:span></text:p>
      <text:p text:style-name="P46"><text:span text:style-name="T50"><text:tab/><text:tab/></text:span><text:span text:style-name="T54">Ressaltar a importância de uma programação pensada corretamente, que vai gerar mais segurança tanto para quem programa, para quem compra o produto e principalmente para quem usa. Provar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45"/>
      <text:p text:style-name="P44"><text:span text:style-name="T50"><text:tab/></text:span><text:span text:style-name="T51">1.</text:span><text:span text:style-name="T52">3</text:span><text:span text:style-name="T50"> OBJETIVOS ESPECÍFICOS</text:span></text:p>
      <text:list xml:id="list121526489" text:style-name="L1">
        <text:list-item>
          <text:p text:style-name="P51"><text:span text:style-name="T46">Desenvolver uma aplicação </text:span><text:span text:style-name="T47">web</text:span><text:span text:style-name="T46"> ;</text:span></text:p>
        </text:list-item>
        <text:list-item>
          <text:p text:style-name="P52">Estudar a linguagem de programação PHP orientada a objeto;</text:p>
        </text:list-item>
        <text:list-item>
          <text:p text:style-name="P52">Explorar as diversas formas de proteger o sistema contra-ataques;</text:p>
        </text:list-item>
        <text:list-item>
          <text:p text:style-name="P52">Mostrar os resultados dos ataques em uma aplicação não segura;</text:p>
        </text:list-item>
        <text:list-item>
          <text:p text:style-name="P52">Mostrar as falhas de segurança que pode acontecer se a entrada e saída de dados não forem tratadas devidamente.</text:p>
        </text:list-item>
      </text:list>
      <text:p text:style-name="P45"/>
      <text:p text:style-name="P19"><text:span text:style-name="T41"><text:tab/>1.</text:span><text:span text:style-name="T42">4</text:span><text:span text:style-name="T40"> </text:span><text:span text:style-name="T39">JUSTIFICATIVA </text:span></text:p>
      <text:p text:style-name="P35"><text:soft-page-break/><text:span text:style-name="T38"><text:tab/><text:tab/></text:span><text:span text:style-name="T53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36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.</text:p>
      <text:p text:style-name="P21"/>
      <text:p text:style-name="P20"><text:tab/>1.<text:span text:style-name="T105">5</text:span> <text:span text:style-name="T112">REFERENCIAL</text:span> TEÓRICO</text:p>
      <text:p text:style-name="P33"><text:span text:style-name="T7"><text:tab/><text:tab/></text:span><text:span text:style-name="T9">De acordo com os autores, L</text:span><text:span text:style-name="Emphasis"><text:span text:style-name="T67">ü</text:span></text:span><text:span text:style-name="T9">ders</text:span><text:span text:style-name="T63"> </text:span><text:span text:style-name="T64">e Bianchini (</text:span><text:span text:style-name="T63">2017), a</text:span><text:span text:style-name="T10"> gestão pública vem adotando medidas que melhoram a segurança das Cidades Inteligentes. Elas formam uma rede de informações que em sua maioria, usa a linguagem de programação PHP em 82,9% e </text:span><text:span text:style-name="T4">s</text:span><text:span text:style-name="T5">oftwares</text:span><text:span text:style-name="T10"> livres. A segurança deve estar em todas as fases do desenvolvimento, pois, a cada dia, a sofisticação dos ataques vem crescendo. </text:span><text:span text:style-name="T11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6">cookies</text:span><text:span text:style-name="T11">; e Any File Inclusion, que é quando um atacante insere um arquivo em um URL, que pode executar instruções maliciosas.</text:span></text:p>
      <text:p text:style-name="P47"><text:span text:style-name="T8"><text:tab/><text:tab/>O </text:span><text:span text:style-name="T69">auto</text:span><text:span text:style-name="T71">r</text:span><text:span text:style-name="T70"> </text:span><text:span text:style-name="T72">S</text:span><text:span text:style-name="T74">ouza (</text:span><text:span text:style-name="T72">2012), </text:span><text:span text:style-name="T73">diz </text:span><text:span text:style-name="T72">que </text:span><text:span text:style-name="T13">a segurança de aplicações </text:span><text:span text:style-name="T1">Web </text:span><text:span text:style-name="T13">não recebe a notoriedade necessária pelas empresas de desenvolvimento. Tendo isso em mente, utilizou-se a metodologia proposta pela OWASP, </text:span><text:span text:style-name="T14">para realizar uma pesquisa qualitativa, </text:span><text:span text:style-name="T13">com a finalidade de testar se os métodos propostos são possíveis de serem aplicados </text:span><text:span text:style-name="T15">valoriza</text:span><text:span text:style-name="T14">ndo</text:span><text:span text:style-name="T15"> os princípios de segurança </text:span><text:span text:style-name="T14">de </text:span><text:span text:style-name="T15">confidencialidade, integridade, autenticidade e disponibilidade. O </text:span><text:span text:style-name="T14">resultado foi que </text:span><text:soft-page-break/><text:span text:style-name="T15">os desenvolvedores não utilizam normas de segurança durante o ciclo vida dos projetos de </text:span><text:span text:style-name="T2">software</text:span><text:span text:style-name="T15">. Logo, a solução encontrada </text:span><text:span text:style-name="T16">é</text:span><text:span text:style-name="T15"> adotar técnicas e recomendações de segurança no desenvolvimento de aplicações </text:span><text:span text:style-name="T2">Web </text:span><text:span text:style-name="T17">através de metodologias para tratar riscos e ameaças.</text:span></text:p>
      <text:p text:style-name="P48"><text:span text:style-name="T18"><text:tab/><text:tab/>Os autores </text:span><text:span text:style-name="T19">C</text:span><text:span text:style-name="T23">eron</text:span><text:span text:style-name="T19"> et al. </text:span><text:span text:style-name="T23">(</text:span><text:span text:style-name="T19">[s.d.]) </text:span><text:span text:style-name="T22">também notaram</text:span><text:span text:style-name="T18"> que </text:span><text:span text:style-name="T20">mecanismos de busca estão sendo usados como uma ferramenta para localizar </text:span><text:span text:style-name="T3">sites</text:span><text:span text:style-name="T20"> vulneráveis. Algumas aplicações como </text:span><text:span text:style-name="T3">webmail</text:span><text:span text:style-name="T20">, aplicativos de gerenciamento remoto, fórum de discussões entre outros, contém as mesmas vulnerabilidades, sendo elas, </text:span><text:span text:style-name="T3">Cross Site Scripting, SQL Injection, Directory Transversal, </text:span><text:span text:style-name="T20">entre outras</text:span><text:span text:style-name="T3">. </text:span><text:span text:style-name="T20">Atualmente, </text:span><text:span text:style-name="T21">para analisar as técnicas de ataque, estão sendo projetadas ferramentas como o </text:span><text:span text:style-name="T20">PHP Honeypot Project (PHP.HoP), </text:span><text:span text:style-name="T21">que </text:span><text:span text:style-name="T20">emulam aplicações web vulneráveis e coletam informações sobre os acessos.</text:span></text:p>
      <text:p text:style-name="P2"><text:span text:style-name="T106"><text:tab/><text:tab/>Com os dados coletados, foi possível constatar que em um período de 53 dias, foi totalizado 4902 acessos aos serviços</text:span><text:span text:style-name="T109"> web</text:span><text:span text:style-name="T110">, </text:span><text:span text:style-name="T107">isso sinaliza que há uma alta </text:span><text:span text:style-name="T106">procura por aplicações </text:span><text:span text:style-name="T109">web</text:span><text:span text:style-name="T106"> vulneráveis. </text:span><text:span text:style-name="T107">Mecanismos de busca como o </text:span><text:span text:style-name="T108">G</text:span><text:span text:style-name="T107">oogle e </text:span><text:span text:style-name="T108">Y</text:span><text:span text:style-name="T107">ahoo são ferramentas de sondagem para portas e aplicações, é uma técnica eficiente, pois mecanismos tradicionais de segurança não a detecta.</text:span></text:p>
      <text:p text:style-name="P22"><text:span text:style-name="T75"><text:tab/><text:tab/>O </text:span><text:span text:style-name="T76">autor </text:span><text:span text:style-name="T89">Monteverde</text:span><text:span text:style-name="T86"> </text:span><text:span text:style-name="T89">(</text:span><text:span text:style-name="T86">2014) </text:span><text:span text:style-name="T76">defende que, o aumento do uso de aplicações </text:span><text:span text:style-name="T58">Web</text:span><text:span text:style-name="T76">, facilitou </text:span><text:span text:style-name="T77">não só a </text:span><text:span text:style-name="T88">se </text:span><text:span text:style-name="T77">consolidar como um dos principais meios de comunicação mas também</text:span><text:span text:style-name="T76"> </text:span><text:span text:style-name="T77">a expansão</text:span><text:span text:style-name="T76"> dos ataques a segurança, por outro lado, conhecer as principais vulnerabilidades, permite estabelecer medidas preventivas para garantir a segurança das aplicações, </text:span><text:span text:style-name="T78">executando,</text:span><text:span text:style-name="T77"> por exemplo, os pilares centrais da segurança. </text:span><text:span text:style-name="T78">Mas a</text:span><text:span text:style-name="T79">final o que são vulnerabilidades? São condições que podem virar falhas de segurança quando exploradas por alguém mal-intencionado. Elas são construídas ao longo do desenvolvimento a partir de uma s</text:span><text:span text:style-name="T78">é</text:span><text:span text:style-name="T79">rie de fatores, por exemplo, prazos curtos para entrega do trabalho, </text:span><text:span text:style-name="T78">falta de qualificação técnica dos desenvolvedores ou até mesmo uma ausência de revisão contínua e atualizações. </text:span><text:span text:style-name="T80">Entender essas falhas e resolv</text:span><text:span text:style-name="T81">ê</text:span><text:span text:style-name="T80">-las é o principal passo a ser tomado para evitar custos futuros com manutenção.</text:span></text:p>
      <text:p text:style-name="P24"><text:span text:style-name="T82"><text:tab/><text:tab/>De acordo com o autor </text:span><text:span text:style-name="T89">Taha</text:span><text:span text:style-name="T86"> </text:span><text:span text:style-name="T89">(</text:span><text:span text:style-name="T86">2017), </text:span><text:span text:style-name="T85">g</text:span><text:span text:style-name="T83">rande parte d</text:span><text:span text:style-name="T85">as</text:span><text:span text:style-name="T83"> aplicações armazenam dados sensíveis, </text:span><text:span text:style-name="T91">com</text:span><text:span text:style-name="T83"> isso em mente, foi desenvolvido um guia de testes de segurança usando a metodologia OWASP como base, para ajudar os desenvolvedores em diversos estágios de aprendizado. O guia conta técnicas de </text:span><text:soft-page-break/><text:span text:style-name="T83">teste, algumas delas são: a revisão e inspeção de manuais, que são documentos que contém informações sobre a arquitetura da aplicação; modelagem de ameaças, permite que os desenvolvedores identifiquem as ameaças antes de o </text:span><text:span text:style-name="T59">software</text:span><text:span text:style-name="T83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4"><text:span text:style-name="T97"><text:tab/><text:tab/>Os aut</text:span><text:span text:style-name="T84">ores </text:span><text:span text:style-name="T86">M</text:span><text:span text:style-name="T90">ontanheiro e</text:span><text:span text:style-name="T86"> C</text:span><text:span text:style-name="T90">arvalho</text:span><text:span text:style-name="T86"> </text:span><text:span text:style-name="T90">(</text:span><text:span text:style-name="T86">2018) </text:span><text:span text:style-name="T84">a</text:span><text:span text:style-name="T97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98">s</text:span><text:span text:style-name="T97"> </text:span><text:span text:style-name="T62">softwares</text:span><text:span text:style-name="T97"> são desenvolvidos em um prazo curto de tempo e são mais complexos. Então, os gestores optam por poupar custo e tempo, deixando a segurança como um acessório e não prioridade. </text:span><text:span text:style-name="T101">Contudo,</text:span><text:span text:style-name="T99"> toda a equipe de desenvolvimento deveria receber um treinamento sobre o assunto, com a finalidade de mitigar os riscos nas aplicações e entender como as falhas podem gerar vulnerabilidades.</text:span></text:p>
      <text:p text:style-name="P22"><text:span text:style-name="T87"><text:tab/><text:tab/>Isso é comprovado</text:span><text:span text:style-name="T93"> pelos autores </text:span><text:span text:style-name="T102">C</text:span><text:span text:style-name="T104">osta</text:span><text:span text:style-name="T102"> et al. </text:span><text:span text:style-name="T104">(</text:span><text:span text:style-name="T102">2018), </text:span><text:span text:style-name="T103">que em </text:span><text:span text:style-name="T94">uma entrevista com desenvolvedores </text:span><text:span text:style-name="T60">web</text:span><text:span text:style-name="T94">, </text:span><text:span text:style-name="T96">visando </text:span><text:span text:style-name="T94">mensurar o nível de conhecimento </text:span><text:span text:style-name="T96">dos programadores em identificar, analisar e corrigir ameaças a segurança do código, </text:span><text:span text:style-name="T103">recolheu dados alarmantes</text:span><text:span text:style-name="T96">. Dos sessenta resultados obtidos pelo </text:span><text:span text:style-name="T61">survey, 73</text:span><text:span text:style-name="T96">% são respostas de profissionais com mais de 3 anos de experiência </text:span><text:span text:style-name="T100">e</text:span><text:span text:style-name="T96"> 57% contém curso superior. </text:span><text:span text:style-name="T100">Mesmo assim</text:span><text:span text:style-name="T95">, a pesquisa revela que os motivos para não </text:span><text:span text:style-name="T96">implementação de prevenç</text:span><text:span text:style-name="T95">ões contra os</text:span><text:span text:style-name="T96"> ataques são: falta de conhecimento </text:span><text:span text:style-name="T95">em </text:span><text:span text:style-name="T96">92%; prazos muito </text:span><text:span text:style-name="T95">a</text:span><text:span text:style-name="T96">pertados </text:span><text:span text:style-name="T95">em </text:span><text:span text:style-name="T96">70% e baixa prioridade em 47%.</text:span></text:p>
      <text:p text:style-name="P23"><text:span text:style-name="T95"><text:tab/><text:tab/>Além disso, </text:span><text:span text:style-name="T92">90% dos entrevistados </text:span><text:span text:style-name="T95">disseram que</text:span><text:span text:style-name="T92"> a formação acadêmica não </text:span><text:span text:style-name="T95">oferece</text:span><text:span text:style-name="T92"> uma preparação adequada para lidar com segurança, </text:span><text:span text:style-name="T95">outros </text:span><text:span text:style-name="T92">50% considera o ensino insuficiente, enquanto 37,5% afirmam que o assunto não foi abordado em sua formação. D</text:span><text:span text:style-name="T95">os que conhecem o assunto, 47% aprenderam através de livros, cursos ou documentações oficiais, enquanto 17%, aprenderam com a prática da profissão.</text:span><text:span text:style-name="T92"> </text:span><text:span text:style-name="T95">E a</text:span><text:span text:style-name="T92">penas 30% afirmaram ter aprendido durante a formação acadêmica. </text:span><text:span text:style-name="T95">São números extremamente alarmantes </text:span><text:span text:style-name="T100">quando </text:span><text:span text:style-name="T95">esses profissionais desenvolvem diversos aplicativos, desde redes sociais até aplicativos de bancos, logo, isso pode afetar a vida de qualquer um e fazer diversos estragos.</text:span></text:p>
      <text:p text:style-name="P17">REFERÊNCIAS</text:p>
      <text:p text:style-name="P37">CARVALHO, Fernanda Ramos et al.. Vulnerabilidades em aplicações web. ​ Revista</text:p>
      <text:p text:style-name="P37">Eletrônica Científica de Ciência da Computação​ , [s.i.], v. 8, n. 1, p.1-1, jul. 2013.</text:p>
      <text:p text:style-name="P37">Disponível em: http://revistas.unifenas.br/index.php/RE3C/article/view/60. Acesso</text:p>
      <text:p text:style-name="P37">em: 20 mar. 2020.</text:p>
      <text:p text:style-name="P37"/>
      <text:p text:style-name="P49">CERON, J. M. et al. Vulnerabilidades em Aplicações Web: uma Análise Baseada nos Dados Coletados em Honeypots. p. 2, [s.d.]. </text:p>
      <text:p text:style-name="P49">COSTA, P. V. et al. Nível de conhecimento de desenvolvedores sobre segurança em aplicações web: Pesquisa e análise. <text:span text:style-name="T49">Anais da Escola Regional de Sistemas de Informação do Rio de Janeiro (ERSI-RJ)</text:span>, p. 92–99, 16 out. 2018. </text:p>
      <text:p text:style-name="P39"><text:span text:style-name="T45">L</text:span><text:span text:style-name="Emphasis"><text:span text:style-name="T67">Ü</text:span></text:span><text:span text:style-name="Emphasis"><text:span text:style-name="T68">DERS, Edson; BIANCHINI, David Cidades Inteligentes: Segurança em aplicações WEB em Prefeituras. Aplicações PHP e Cobit 5. p. 4, 2017.</text:span></text:span></text:p>
      <text:p text:style-name="P39"><text:span text:style-name="Emphasis"><text:span text:style-name="T68"/></text:span></text:p>
      <text:p text:style-name="P37">MACHADO, Rodrigo; KREUTZ, Diego; PAZ, Giulliano; RODRIGUES, Gustavo.</text:p>
      <text:p text:style-name="P37">Vazamentos de Dados: Histórico, Impacto Socioeconômico e as Novas Leis de</text:p>
      <text:p text:style-name="P37">Proteção de Dados. In: ESCOLA REGIONAL DE REDES DE COMPUTADORES (ERRC), 17. , 2019 Anais da XVII Escola Regional de Redes de Computadores. Porto Alegre: Sociedade Brasileira de Computação, jan. 2020 . p. 154-159.</text:p>
      <text:p text:style-name="P49"/>
      <text:p text:style-name="P49">MONTANHEIRO, L. S.; CARVALHO, A. M. M. <text:span text:style-name="T49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49">MONTEVERDE, W. A. <text:span text:style-name="T111">Estudo e Análise de Vulnerabilidades Web</text:span>. p. 82, 2014. </text:p>
      <text:p text:style-name="P38"><text:span text:style-name="T43">O</text:span><text:span text:style-name="T44">WASP. Quem é a fundação OWASP? Disponível em: https://owasp.org/. Acesso</text:span></text:p>
      <text:p text:style-name="P37">em: 20 mar. 2020.</text:p>
      <text:p text:style-name="P37"/>
      <text:p text:style-name="P49">SOUZA, L. L. D. <text:span text:style-name="T111">Desenvolvimento Seguro de Aplicações Web Seguindo a Metodologia OWASP</text:span>. p. 71, 2012. </text:p>
      <text:p text:style-name="P53"><text:span text:style-name="T44">TAHA, A. M. </text:span><text:span text:style-name="T43">da</text:span><text:span text:style-name="T44"> C. Guia de testes de segurança para aplicações web. 2017. </text:span></text:p>
      <text:p text:style-name="P39"><text:span text:style-name="Emphasis"><text:span text:style-name="T68"/>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9:58:33.577000000</meta:creation-date>
    <meta:generator>LibreOffice/6.0.7.3$Linux_X86_64 LibreOffice_project/00m0$Build-3</meta:generator>
    <dc:date>2020-05-20T17:07:37.380343670</dc:date>
    <meta:editing-duration>PT1H26M39S</meta:editing-duration>
    <meta:editing-cycles>21</meta:editing-cycles>
    <meta:document-statistic meta:table-count="0" meta:image-count="0" meta:object-count="0" meta:page-count="9" meta:paragraph-count="68" meta:word-count="1683" meta:character-count="11420" meta:non-whitespace-character-count="9726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